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13c5" officeooo:paragraph-rsid="000513c5"/>
    </style:style>
    <style:style style:name="P2" style:family="paragraph" style:parent-style-name="Standard">
      <style:paragraph-properties fo:text-align="center" style:justify-single-word="false"/>
      <style:text-properties officeooo:rsid="000513c5" officeooo:paragraph-rsid="000513c5"/>
    </style:style>
    <style:style style:name="P3" style:family="paragraph" style:parent-style-name="Standard">
      <style:paragraph-properties fo:text-align="start" style:justify-single-word="false"/>
      <style:text-properties officeooo:rsid="000513c5" officeooo:paragraph-rsid="000513c5"/>
    </style:style>
    <style:style style:name="P4" style:family="paragraph" style:parent-style-name="Standard">
      <style:paragraph-properties fo:text-align="center" style:justify-single-word="false"/>
      <style:text-properties officeooo:rsid="00073782" officeooo:paragraph-rsid="00073782"/>
    </style:style>
    <style:style style:name="P5" style:family="paragraph" style:parent-style-name="Standard">
      <style:paragraph-properties fo:text-align="start" style:justify-single-word="false"/>
      <style:text-properties officeooo:rsid="00073782" officeooo:paragraph-rsid="00073782"/>
    </style:style>
    <style:style style:name="P6" style:family="paragraph" style:parent-style-name="Standard">
      <style:paragraph-properties fo:text-align="start" style:justify-single-word="false"/>
      <style:text-properties officeooo:rsid="00073782" officeooo:paragraph-rsid="0009b3ec"/>
    </style:style>
    <style:style style:name="T1" style:family="text">
      <style:text-properties officeooo:rsid="0006dfa5"/>
    </style:style>
    <style:style style:name="T2" style:family="text">
      <style:text-properties officeooo:rsid="0009b3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Gestion du menu </text:p>
      <text:p text:style-name="P2"/>
      <text:p text:style-name="P2">Menu extérieur au jeu</text:p>
      <text:p text:style-name="P1"/>
      <text:p text:style-name="P1">-<text:tab/>Un bouton nouvelle partie</text:p>
      <text:p text:style-name="P1"><text:tab/><text:tab/>-<text:tab/>Trois parties disponibles <text:span text:style-name="T1">(choix de l'emplacement)</text:span></text:p>
      <text:p text:style-name="P1"><text:tab/><text:tab/>- <text:tab/>Création d'un pseudonyme </text:p>
      <text:p text:style-name="P1">-<text:tab/>Un bouton charger une partie</text:p>
      <text:p text:style-name="P1"><text:tab/><text:tab/>- <text:tab/>Trois parties possibles</text:p>
      <text:p text:style-name="P1"><text:tab/><text:tab/><text:tab/><text:tab/>-Possibilité de supprimer un fichier (avec une confirmation)</text:p>
      <text:p text:style-name="P1">-<text:tab/><text:span text:style-name="T1">Un bouton quitter le jeu (avec confirmation)</text:span></text:p>
      <text:p text:style-name="P1"><text:tab/></text:p>
      <text:p text:style-name="P1"/>
      <text:p text:style-name="P1"/>
      <text:p text:style-name="P2">Menu intérieur au jeu</text:p>
      <text:p text:style-name="P3"/>
      <text:p text:style-name="P3">-<text:tab/>Un bouton sauvegarder <text:span text:style-name="T1">(qui sauvegarde sur l'emplacement choisi)</text:span></text:p>
      <text:p text:style-name="P3">-<text:tab/>Un bouton quitter la partie <text:span text:style-name="T1">(revient sur le menu extérieur)</text:span></text:p>
      <text:p text:style-name="P2"/>
      <text:p text:style-name="P2"/>
      <text:p text:style-name="P2"/>
      <text:p text:style-name="P2"/>
      <text:p text:style-name="P4">Fonctions</text:p>
      <text:p text:style-name="P5"/>
      <text:p text:style-name="P5">-<text:tab/><text:span text:style-name="T2">utiliser des switch</text:span></text:p>
      <text:p text:style-name="P6"><text:tab/><text:span text:style-name="T2">https://openclassrooms.com/courses/apprenez-a-programmer-en-c/les-conditions-1</text:span>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5:10:36.724488000</meta:creation-date>
    <dc:date>2018-01-30T16:27:10.456380000</dc:date>
    <meta:editing-duration>PT1H24S</meta:editing-duration>
    <meta:editing-cycles>4</meta:editing-cycles>
    <meta:generator>LibreOffice/5.0.6.3$MacOSX_X86_64 LibreOffice_project/490fc03b25318460cfc54456516ea2519c11d1aa</meta:generator>
    <meta:document-statistic meta:table-count="0" meta:image-count="0" meta:object-count="0" meta:page-count="1" meta:paragraph-count="17" meta:word-count="79" meta:character-count="574" meta:non-whitespace-character-count="493"/>
  </office:meta>
</office:document-meta>
</file>